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9975.0" office:value-type="float"/>
          <table:table-cell table:style-name="acquired_lot_note_fiat" office:value="1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8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8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5000.0" office:value-type="float"/>
          <table:table-cell table:style-name="acquired_lot_note_fiat" office:value="4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0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17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8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5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9975.0" office:value-type="float"/>
          <table:table-cell table:style-name="acquired_lot_note_fiat" office:value="3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202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8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8.00000000 of 8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4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25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03 11:23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5000.0" office:value-type="float"/>
          <table:table-cell table:style-name="acquired_lot_note_fiat" office:value="20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0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10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10.00000000 of 15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17500.0" office:value-type="float"/>
          <table:table-cell table:style-name="acquired_lot_note_fiat" office:value="1501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48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5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5.00000000 of 15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5597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17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79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9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500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9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3: 5.0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250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752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3: 5.00000000 of 10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64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7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2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8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5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3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3: 3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3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0.0" office:value-type="float"/>
          <table:table-cell table:style-name="acquired_lot_note_fiat" office:value="5005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95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10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.0" office:value-type="float"/>
          <table:table-cell table:style-name="acquired_lot_note_fiat" office:value="100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99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2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8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5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5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4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3500.0" office:value-type="float"/>
          <table:table-cell table:style-name="acquired_lot_note_fiat" office:value="1501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515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2/3: 3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3/3: 3.00000000 of 9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0-04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0.0" office:value-type="float"/>
          <table:table-cell table:style-name="acquired_lot_note_fiat" office:value="100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99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1/1: 10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10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.0" office:value-type="float"/>
          <table:table-cell table:style-name="acquired_lot_note_fiat" office:value="50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95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3/3: 1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1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36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4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2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1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6:46.911932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